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Domestic Manners" svg:font-family="'Domestic Manners'" style:font-pitch="variable"/>
    <style:font-face style:name="It wasn't me" svg:font-family="'It wasn't me'" style:font-pitch="variable"/>
    <style:font-face style:name="Junkyard" svg:font-family="Junkyard" style:font-pitch="variable"/>
    <style:font-face style:name="Marked Fool" svg:font-family="'Marked Fool'" style:font-pitch="variable"/>
    <style:font-face style:name="Penguin Attack" svg:font-family="'Penguin Attack'" style:font-pitch="variable"/>
    <style:font-face style:name="Swift" svg:font-family="Swift" style:font-pitch="variable"/>
    <style:font-face style:name="Wargames" svg:font-family="Wargames" style:font-pitch="variable"/>
    <style:font-face style:name="Winks" svg:font-family="Winks" style:font-pitch="variable"/>
    <style:font-face style:name="flatline" svg:font-family="flatline" style:font-pitch="variable"/>
    <style:font-face style:name="progenisis" svg:font-family="progenisi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Luxi Sans" svg:font-family="'Luxi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Sans L" fo:font-size="14pt" style:font-size-asian="14pt" style:font-size-complex="14pt"/>
    </style:style>
    <style:style style:name="P2" style:family="paragraph" style:parent-style-name="Standard">
      <style:paragraph-properties fo:text-align="end" style:justify-single-word="false"/>
      <style:text-properties style:font-name="Nimbus Sans L" fo:font-size="14pt" style:font-size-asian="14pt" style:font-size-complex="14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rvie's JuKe!Box</text:h>
      <text:p text:style-name="P1"/>
      <text:p text:style-name="P1">My project which is part of school-leaving exams is aiming to create web application which enables user to browse audio library stored on web server using web browser and then it offers playback of those audio records directly in web browser, in external software audio player or download to harddrive.</text:p>
      <text:p text:style-name="P1"/>
      <text:p text:style-name="P1">This can be usefull in many ways. This application should replace obsolete magnetic tape players used by teachers in education of literature by notebooks connected to school wireless network. Any record can be accessed by multiple teachers all around the building at the same time. So nobody needs to wait in queue for cds or mcs.</text:p>
      <text:p text:style-name="P1"/>
      <text:p text:style-name="P1">Another kind of usage of this computer program should be for example managing of personal music library and this can replace cd shelves, cd holders and lots of sensitive cds which you can see everywhere. You can compress all of your records to one single server or harddrive and access it from whole local network or even from whole internet if you want. So you can listen to your cds from your friend's flat and share the experience of listening your favourite music with your friends anywhere you are, because in the world of computer networks there are no borders.</text:p>
      <text:p text:style-name="P1"/>
      <text:p text:style-name="P1">You can search in your music collection and start listening to your favourite songs as quick as you can remember their name or name of the interpret. And that's basically what my project is abou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omáš Mudruňka~~<text:tab/><text:tab/>4.I<text:tab/></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Domestic Manners" svg:font-family="'Domestic Manners'" style:font-pitch="variable"/>
    <style:font-face style:name="It wasn't me" svg:font-family="'It wasn't me'" style:font-pitch="variable"/>
    <style:font-face style:name="Junkyard" svg:font-family="Junkyard" style:font-pitch="variable"/>
    <style:font-face style:name="Marked Fool" svg:font-family="'Marked Fool'" style:font-pitch="variable"/>
    <style:font-face style:name="Penguin Attack" svg:font-family="'Penguin Attack'" style:font-pitch="variable"/>
    <style:font-face style:name="Swift" svg:font-family="Swift" style:font-pitch="variable"/>
    <style:font-face style:name="Wargames" svg:font-family="Wargames" style:font-pitch="variable"/>
    <style:font-face style:name="Winks" svg:font-family="Winks" style:font-pitch="variable"/>
    <style:font-face style:name="flatline" svg:font-family="flatline" style:font-pitch="variable"/>
    <style:font-face style:name="progenisis" svg:font-family="progenisi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Luxi Sans" svg:font-family="'Luxi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02:10:58</meta:creation-date>
    <dc:date>2009-04-23T02:25:11</dc:date>
    <meta:editing-duration>PT00H14M13S</meta:editing-duration>
    <meta:editing-cycles>2</meta:editing-cycles>
    <meta:generator>OpenOffice.org/3.0$Linux OpenOffice.org_project/300m15$Build-9379</meta:generator>
    <meta:document-statistic meta:table-count="0" meta:image-count="0" meta:object-count="0" meta:page-count="1" meta:paragraph-count="6" meta:word-count="246" meta:character-count="1437"/>
  </office:meta>
</office:document-meta>
</file>